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" svg:stroke-width="0.106cm" svg:stroke-color="#999999" draw:marker-start-width="0.359cm" draw:marker-end-width="0.359cm" svg:stroke-linecap="butt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objectwithoutfill">
      <style:graphic-properties draw:marker-end="Triangle_20_unfilled" draw:marker-end-width="0.3cm" draw:fill="none" draw:textarea-vertical-align="middle"/>
    </style:style>
    <style:style style:name="gr11" style:family="graphic" style:parent-style-name="objectwithoutfill">
      <style:graphic-properties draw:marker-end="Diamond" draw:marker-end-width="0.3cm" draw:fill="none" draw:textarea-vertical-align="middle"/>
    </style:style>
    <style:style style:name="gr1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06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069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dddddd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dddddd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dddddd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dddddd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dddddd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dddddd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dddddd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dddddd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dddddd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dddddd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dddddd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983cm" fo:min-width="3.661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>
      <style:graphic-properties draw:stroke="none" draw:fill-color="#b2b2b2" draw:textarea-horizontal-align="justify" draw:textarea-vertical-align="middle" draw:auto-grow-height="false" fo:min-height="0.068cm" fo:min-width="0.6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9999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font-weight="bold" style:font-size-asian="12pt" style:font-weight-asian="bold" style:font-size-complex="12pt" style:font-weight-complex="bold" fo:hyphenate="false"/>
    </style:style>
    <style:style style:name="P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font-weight="bold" style:font-size-asian="12pt" style:font-weight-asian="bold" style:font-size-complex="12pt" style:font-weight-complex="bold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2pt" style:font-size-complex="12pt" fo:hyphenate="false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10" style:family="paragraph">
      <loext:graphic-properties draw:fill-color="#b2b2b2"/>
      <style:paragraph-properties fo:text-align="center"/>
    </style:style>
    <style:style style:name="T1" style:family="text">
      <style:text-properties fo:color="#999999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9cm" svg:y1="8.87cm" svg:x2="27.84cm" svg:y2="8.87cm">
          <text:p/>
        </draw:line>
        <draw:line draw:style-name="gr1" draw:text-style-name="P1" draw:layer="layout" svg:x1="17.827cm" svg:y1="18.05cm" svg:x2="17.827cm" svg:y2="13.382cm">
          <text:p/>
        </draw:line>
        <draw:line draw:style-name="gr1" draw:text-style-name="P1" draw:layer="layout" svg:x1="0.9cm" svg:y1="4.514cm" svg:x2="27.84cm" svg:y2="4.514cm">
          <text:p/>
        </draw:line>
        <draw:line draw:style-name="gr1" draw:text-style-name="P1" draw:layer="layout" svg:x1="0.9cm" svg:y1="6.77cm" svg:x2="27.84cm" svg:y2="6.77cm">
          <text:p/>
        </draw:line>
        <draw:frame draw:style-name="gr2" draw:text-style-name="P2" draw:layer="layout" svg:width="7.302cm" svg:height="1.361cm" svg:x="22.537cm" svg:y="1.426cm">
          <draw:text-box>
            <text:p><text:span text:style-name="T1">WORKER IMPLEMENTATION</text:span></text:p>
          </draw:text-box>
        </draw:frame>
        <draw:frame draw:style-name="gr2" draw:text-style-name="P2" draw:layer="layout" svg:width="7.302cm" svg:height="1.361cm" svg:x="22.537cm" svg:y="8.93cm">
          <draw:text-box>
            <text:p><text:span text:style-name="T1">DEVICE ACCESS</text:span></text:p>
          </draw:text-box>
        </draw:frame>
        <draw:line draw:style-name="gr1" draw:text-style-name="P1" draw:layer="layout" svg:x1="22.59cm" svg:y1="10.207cm" svg:x2="17.827cm" svg:y2="13.382cm">
          <text:p/>
        </draw:line>
        <draw:line draw:style-name="gr1" draw:text-style-name="P1" draw:layer="layout" svg:x1="0.9cm" svg:y1="2.442cm" svg:x2="27.84cm" svg:y2="2.442cm">
          <text:p/>
        </draw:line>
        <draw:custom-shape draw:name="Rectangle 7" draw:style-name="gr3" draw:text-style-name="P4" xml:id="id3" draw:id="id3" draw:layer="layout" svg:width="4.16cm" svg:height="1.232cm" svg:x="7.248cm" svg:y="2.727cm">
          <text:p text:style-name="P3"><text:span text:style-name="T2">DR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4" xml:id="id2" draw:id="id2" draw:layer="layout" svg:width="4.16cm" svg:height="1.232cm" svg:x="7.245cm" svg:y="4.988cm">
          <text:p text:style-name="P3"><text:span text:style-name="T2">RFDCDR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4" xml:id="id1" draw:id="id1" draw:layer="layout" svg:width="4.16cm" svg:height="1.232cm" svg:x="7.242cm" svg:y="7.21cm">
          <text:p text:style-name="P3"><text:span text:style-name="T2">ZRF8DR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4" xml:id="id6" draw:id="id6" draw:layer="layout" svg:width="4.16cm" svg:height="1.232cm" svg:x="12.661cm" svg:y="7.243cm">
          <text:p text:style-name="P3"><text:span text:style-name="T2">ZRF8Configu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" draw:text-style-name="P4" xml:id="id7" draw:id="id7" draw:layer="layout" svg:width="4.16cm" svg:height="1.232cm" svg:x="12.66cm" svg:y="2.727cm">
          <text:p text:style-name="P3"><text:span text:style-name="T2">Configu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4" xml:id="id4" draw:id="id4" draw:layer="layout" svg:width="4.16cm" svg:height="1.232cm" svg:x="18.26cm" svg:y="4.988cm">
          <text:p text:style-name="P3"><text:span text:style-name="T2">RFDCC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4" xml:id="id5" draw:id="id5" draw:layer="layout" svg:width="4.16cm" svg:height="1.232cm" svg:x="18.26cm" svg:y="2.727cm">
          <text:p text:style-name="P3"><text:span text:style-name="T2">C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1" draw:layer="layout" svg:x1="9.322cm" svg:y1="7.21cm" svg:x2="9.325cm" svg:y2="6.22cm" draw:start-shape="id1" draw:start-glue-point="0" draw:end-shape="id2" draw:end-glue-point="2" svg:d="M9322 7210v-495h3v-495" svg:viewBox="0 0 4 991">
          <text:p/>
        </draw:connector>
        <draw:connector draw:style-name="gr10" draw:text-style-name="P1" draw:layer="layout" svg:x1="9.325cm" svg:y1="4.988cm" svg:x2="9.328cm" svg:y2="3.959cm" draw:start-shape="id2" draw:start-glue-point="0" draw:end-shape="id3" draw:end-glue-point="2" svg:d="M9325 4988v-514h3v-515" svg:viewBox="0 0 4 1030">
          <text:p/>
        </draw:connector>
        <draw:connector draw:style-name="gr10" draw:text-style-name="P1" draw:layer="layout" svg:x1="20.34cm" svg:y1="4.988cm" svg:x2="20.34cm" svg:y2="3.959cm" draw:start-shape="id4" draw:start-glue-point="0" draw:end-shape="id5" draw:end-glue-point="2" svg:d="M20340 4988v-1029" svg:viewBox="0 0 1 1030">
          <text:p/>
        </draw:connector>
        <draw:connector draw:style-name="gr10" draw:text-style-name="P1" draw:layer="layout" svg:x1="14.741cm" svg:y1="7.243cm" svg:x2="14.74cm" svg:y2="3.959cm" draw:start-shape="id6" draw:start-glue-point="0" draw:end-shape="id7" draw:end-glue-point="2" svg:d="M14741 7243v-1642h-1v-1642" svg:viewBox="0 0 2 3285">
          <text:p/>
        </draw:connector>
        <draw:connector draw:style-name="gr11" draw:text-style-name="P1" draw:layer="layout" draw:line-skew="0.458cm" svg:x1="12.661cm" svg:y1="7.859cm" svg:x2="11.408cm" svg:y2="3.343cm" draw:start-shape="id6" draw:start-glue-point="3" draw:end-shape="id3" draw:end-glue-point="1" svg:d="M12661 7859h-168v-4516h-1085" svg:viewBox="0 0 1254 4517">
          <text:p/>
        </draw:connector>
        <draw:connector draw:style-name="gr11" draw:text-style-name="P1" draw:layer="layout" svg:x1="18.26cm" svg:y1="7.788cm" svg:x2="16.82cm" svg:y2="3.343cm" draw:start-shape="id8" draw:end-shape="id7" draw:end-glue-point="1" svg:d="M18260 7788h-720v-4445h-720" svg:viewBox="0 0 1441 4446">
          <text:p/>
        </draw:connector>
        <draw:connector draw:style-name="gr11" draw:text-style-name="P1" draw:layer="layout" draw:line-skew="0.651cm" svg:x1="7.242cm" svg:y1="7.826cm" svg:x2="5.34cm" svg:y2="1.186cm" draw:start-shape="id1" draw:start-glue-point="3" draw:end-shape="id9" draw:end-glue-point="1" svg:d="M7242 7826h-300v-6640h-1602" svg:viewBox="0 0 1903 6641">
          <text:p/>
        </draw:connector>
        <draw:custom-shape draw:name="Rectangle 2" draw:style-name="gr12" draw:text-style-name="P4" xml:id="id10" draw:id="id10" draw:layer="layout" svg:width="4.16cm" svg:height="1.232cm" svg:x="12.66cm" svg:y="11.875cm">
          <text:p text:style-name="P3"><text:span text:style-name="T2">DoSl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1" draw:layer="layout" draw:line-skew="-2.39cm" svg:x1="12.66cm" svg:y1="12.491cm" svg:x2="5.34cm" svg:y2="1.527cm" draw:start-shape="id10" draw:start-glue-point="3" draw:end-shape="id11" draw:end-glue-point="1" svg:d="M12660 12491h-6050v-10964h-1270" svg:viewBox="0 0 7321 10965">
          <text:p/>
        </draw:connector>
        <draw:custom-shape draw:name="Rectangle 3" draw:style-name="gr13" draw:text-style-name="P4" xml:id="id13" draw:id="id13" draw:layer="layout" svg:width="3.175cm" svg:height="0.317cm" svg:x="2.165cm" svg:y="1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4" draw:text-style-name="P4" xml:id="id12" draw:id="id12" draw:layer="layout" svg:width="4.16cm" svg:height="1.232cm" svg:x="12.66cm" svg:y="15.875cm">
          <text:p text:style-name="P3"><text:span text:style-name="T2">DoSlaveLM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" draw:text-style-name="P4" xml:id="id15" draw:id="id15" draw:layer="layout" svg:width="4.16cm" svg:height="1.232cm" svg:x="12.66cm" svg:y="9.51cm">
          <text:p text:style-name="P3"><text:span text:style-name="T2">Device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4" xml:id="id14" draw:id="id14" draw:layer="layout" svg:width="4.16cm" svg:height="1.232cm" svg:x="12.66cm" svg:y="13.81cm">
          <text:p text:style-name="P3"><text:span text:style-name="T2">LMX2594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1" draw:layer="layout" draw:line-skew="-2.708cm" svg:x1="12.66cm" svg:y1="16.491cm" svg:x2="5.34cm" svg:y2="1.873cm" draw:start-shape="id12" draw:start-glue-point="3" draw:end-shape="id13" draw:end-glue-point="1" svg:d="M12660 16491h-6368v-14618h-952" svg:viewBox="0 0 7321 14619">
          <text:p/>
        </draw:connector>
        <draw:connector draw:style-name="gr10" draw:text-style-name="P1" draw:layer="layout" svg:x1="14.74cm" svg:y1="15.875cm" svg:x2="14.74cm" svg:y2="15.042cm" draw:start-shape="id12" draw:start-glue-point="0" draw:end-shape="id14" draw:end-glue-point="2" svg:d="M14740 15875v-833" svg:viewBox="0 0 1 834">
          <text:p/>
        </draw:connector>
        <draw:connector draw:style-name="gr10" draw:text-style-name="P1" draw:layer="layout" svg:x1="14.74cm" svg:y1="11.875cm" svg:x2="14.74cm" svg:y2="10.742cm" draw:start-shape="id10" draw:start-glue-point="0" draw:end-shape="id15" draw:end-glue-point="2" svg:d="M14740 11875v-1133" svg:viewBox="0 0 1 1134">
          <text:p/>
        </draw:connector>
        <draw:custom-shape draw:name="Rectangle 14" draw:style-name="gr17" draw:text-style-name="P4" xml:id="id9" draw:id="id9" draw:layer="layout" svg:width="3.175cm" svg:height="0.318cm" svg:x="2.165cm" svg:y="1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4" xml:id="id11" draw:id="id11" draw:layer="layout" svg:width="3.175cm" svg:height="0.635cm" svg:x="2.165cm" svg:y="1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1" draw:layer="layout" draw:line-skew="0.26cm" svg:x1="17.975cm" svg:y1="16.291cm" svg:x2="16.82cm" svg:y2="12.491cm" draw:start-shape="id16" draw:start-glue-point="3" draw:end-shape="id10" draw:end-glue-point="1" svg:d="M17975 16291h-318v-3800h-837" svg:viewBox="0 0 1156 3801">
          <text:p/>
        </draw:connector>
        <draw:connector draw:style-name="gr11" draw:text-style-name="P1" draw:layer="layout" draw:line-skew="0.26cm" svg:x1="17.975cm" svg:y1="16.591cm" svg:x2="16.82cm" svg:y2="16.491cm" draw:start-shape="id17" draw:start-glue-point="3" draw:end-shape="id12" draw:end-glue-point="1" svg:d="M17975 16591h-318v-100h-837" svg:viewBox="0 0 1156 101">
          <text:p/>
        </draw:connector>
        <draw:custom-shape draw:name="Rectangle 17" draw:style-name="gr19" draw:text-style-name="P4" xml:id="id17" draw:id="id17" draw:layer="layout" svg:width="3.175cm" svg:height="0.635cm" svg:x="17.975cm" svg:y="16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0" draw:text-style-name="P4" draw:layer="layout" svg:width="4.16cm" svg:height="1.232cm" svg:x="1.18cm" svg:y="0.927cm">
          <text:p text:style-name="P3"><text:span text:style-name="T2">Drc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1" draw:text-style-name="P4" xml:id="id16" draw:id="id16" draw:layer="layout" svg:width="3.175cm" svg:height="0.635cm" svg:x="17.975cm" svg:y="15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5" draw:layer="layout" svg:width="4.16cm" svg:height="1.232cm" svg:x="17.975cm" svg:y="15.822cm">
          <text:p text:style-name="P3"><text:span text:style-name="T2">Sla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1" draw:layer="layout" draw:line-skew="0.142cm" svg:x1="12.66cm" svg:y1="10.126cm" svg:x2="11.405cm" svg:y2="5.604cm" draw:start-shape="id15" draw:start-glue-point="3" draw:end-shape="id2" draw:end-glue-point="1" svg:d="M12660 10126h-485v-4522h-770" svg:viewBox="0 0 1256 4523">
          <text:p/>
        </draw:connector>
        <draw:connector draw:style-name="gr11" draw:text-style-name="P1" draw:layer="layout" svg:x1="12.66cm" svg:y1="14.426cm" svg:x2="11.402cm" svg:y2="7.826cm" draw:start-shape="id14" draw:start-glue-point="3" draw:end-shape="id1" svg:d="M12660 14426h-629v-6600h-629" svg:viewBox="0 0 1259 6601">
          <text:p/>
        </draw:connector>
        <draw:custom-shape draw:name="Rectangle 20" draw:style-name="gr23" draw:text-style-name="P7" xml:id="id18" draw:id="id18" draw:layer="layout" svg:width="4.16cm" svg:height="1.232cm" svg:x="23.505cm" svg:y="9.675cm">
          <text:p text:style-name="P6"><text:span text:style-name="T3">RCCUserSlave</text:span></text:p>
          <text:p text:style-name="P6"><text:span text:style-name="T3">(rfd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4" draw:text-style-name="P9" xml:id="id19" draw:id="id19" draw:layer="layout" svg:width="4.16cm" svg:height="1.232cm" svg:x="27.935cm" svg:y="10.467cm">
          <text:p text:style-name="P8"><text:span text:style-name="T3">RCCUserSlave</text:span></text:p>
          <text:p text:style-name="P8"><text:span text:style-name="T3">(rfdc_dac_config_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5" draw:text-style-name="P9" xml:id="id20" draw:id="id20" draw:layer="layout" svg:width="4.16cm" svg:height="1.232cm" svg:x="23.49cm" svg:y="11.24cm">
          <text:p text:style-name="P8"><text:span text:style-name="T3">RCCUserSlave</text:span></text:p>
          <text:p text:style-name="P8"><text:span text:style-name="T3">(rfdc_dac_config_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6" draw:text-style-name="P9" xml:id="id21" draw:id="id21" draw:layer="layout" svg:width="4.16cm" svg:height="1.232cm" svg:x="27.935cm" svg:y="12.075cm">
          <text:p text:style-name="P8"><text:span text:style-name="T3">RCCUserSlave</text:span></text:p>
          <text:p text:style-name="P8"><text:span text:style-name="T3">(rfdc_dac_config_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7" draw:text-style-name="P9" xml:id="id22" draw:id="id22" draw:layer="layout" svg:width="4.16cm" svg:height="1.232cm" svg:x="23.49cm" svg:y="12.9cm">
          <text:p text:style-name="P8"><text:span text:style-name="T3">RCCUserSlave</text:span></text:p>
          <text:p text:style-name="P8"><text:span text:style-name="T3">(rfdc_dac_config_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8" draw:text-style-name="P9" xml:id="id23" draw:id="id23" draw:layer="layout" svg:width="4.16cm" svg:height="1.232cm" svg:x="27.902cm" svg:y="13.742cm">
          <text:p text:style-name="P8"><text:span text:style-name="T3">RCCUserSlave</text:span></text:p>
          <text:p text:style-name="P8"><text:span text:style-name="T3">(rfdc_adc_config_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9" draw:text-style-name="P9" xml:id="id24" draw:id="id24" draw:layer="layout" svg:width="4.16cm" svg:height="1.232cm" svg:x="23.49cm" svg:y="14.6cm">
          <text:p text:style-name="P8"><text:span text:style-name="T3">RCCUserSlave</text:span></text:p>
          <text:p text:style-name="P8"><text:span text:style-name="T3">(rfdc_adc_config_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0" draw:text-style-name="P9" xml:id="id25" draw:id="id25" draw:layer="layout" svg:width="4.16cm" svg:height="1.232cm" svg:x="27.902cm" svg:y="15.368cm">
          <text:p text:style-name="P8"><text:span text:style-name="T3">RCCUserSlave</text:span></text:p>
          <text:p text:style-name="P8"><text:span text:style-name="T3">(rfdc_adc_config_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1" draw:text-style-name="P9" xml:id="id26" draw:id="id26" draw:layer="layout" svg:width="4.16cm" svg:height="1.232cm" svg:x="23.49cm" svg:y="16.2cm">
          <text:p text:style-name="P8"><text:span text:style-name="T3">RCCUserSlave</text:span></text:p>
          <text:p text:style-name="P8"><text:span text:style-name="T3">(rfdc_adc_config_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2" draw:text-style-name="P9" xml:id="id27" draw:id="id27" draw:layer="layout" svg:width="4.16cm" svg:height="1.232cm" svg:x="27.84cm" svg:y="16.955cm">
          <text:p text:style-name="P8"><text:span text:style-name="T3">RCCUserSlave</text:span></text:p>
          <text:p text:style-name="P8"><text:span text:style-name="T3">(lmx2594_prox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1" draw:layer="layout" draw:line-skew="0.294cm" svg:x1="23.505cm" svg:y1="10.291cm" svg:x2="22.135cm" svg:y2="16.438cm" draw:start-shape="id18" draw:start-glue-point="3" svg:d="M23505 10291h-650v6147h-720" svg:viewBox="0 0 1371 6148">
          <text:p/>
        </draw:connector>
        <draw:connector draw:style-name="gr11" draw:text-style-name="P1" draw:layer="layout" draw:line-skew="-1.921cm" svg:x1="27.935cm" svg:y1="11.083cm" svg:x2="22.135cm" svg:y2="16.438cm" draw:start-shape="id19" draw:start-glue-point="3" svg:d="M27935 11083h-5080v5355h-720" svg:viewBox="0 0 5801 5356">
          <text:p/>
        </draw:connector>
        <draw:connector draw:style-name="gr11" draw:text-style-name="P1" draw:layer="layout" draw:line-skew="0.301cm" svg:x1="23.49cm" svg:y1="11.856cm" svg:x2="22.135cm" svg:y2="16.438cm" draw:start-shape="id20" draw:start-glue-point="3" svg:d="M23490 11856h-635v4582h-720" svg:viewBox="0 0 1356 4583">
          <text:p/>
        </draw:connector>
        <draw:connector draw:style-name="gr11" draw:text-style-name="P1" draw:layer="layout" draw:line-skew="-1.921cm" svg:x1="27.935cm" svg:y1="12.691cm" svg:x2="22.135cm" svg:y2="16.438cm" draw:start-shape="id21" draw:start-glue-point="3" svg:d="M27935 12691h-5080v3747h-720" svg:viewBox="0 0 5801 3748">
          <text:p/>
        </draw:connector>
        <draw:connector draw:style-name="gr11" draw:text-style-name="P1" draw:layer="layout" draw:line-skew="0.301cm" svg:x1="23.49cm" svg:y1="13.516cm" svg:x2="22.135cm" svg:y2="16.438cm" draw:start-shape="id22" draw:start-glue-point="3" svg:d="M23490 13516h-635v2922h-720" svg:viewBox="0 0 1356 2923">
          <text:p/>
        </draw:connector>
        <draw:connector draw:style-name="gr11" draw:text-style-name="P1" draw:layer="layout" draw:line-skew="-1.905cm" svg:x1="27.902cm" svg:y1="14.358cm" svg:x2="22.135cm" svg:y2="16.438cm" draw:start-shape="id23" draw:start-glue-point="3" svg:d="M27902 14358h-5047v2080h-720" svg:viewBox="0 0 5768 2081">
          <text:p/>
        </draw:connector>
        <draw:connector draw:style-name="gr11" draw:text-style-name="P1" draw:layer="layout" draw:line-skew="0.301cm" svg:x1="23.49cm" svg:y1="15.216cm" svg:x2="22.135cm" svg:y2="16.438cm" draw:start-shape="id24" draw:start-glue-point="3" svg:d="M23490 15216h-635v1222h-720" svg:viewBox="0 0 1356 1223">
          <text:p/>
        </draw:connector>
        <draw:connector draw:style-name="gr11" draw:text-style-name="P1" draw:layer="layout" draw:line-skew="-1.905cm" svg:x1="27.902cm" svg:y1="15.984cm" svg:x2="22.135cm" svg:y2="16.438cm" draw:start-shape="id25" draw:start-glue-point="3" svg:d="M27902 15984h-5047v454h-720" svg:viewBox="0 0 5768 455">
          <text:p/>
        </draw:connector>
        <draw:connector draw:style-name="gr11" draw:text-style-name="P1" draw:layer="layout" draw:line-skew="0.301cm" svg:x1="23.49cm" svg:y1="16.816cm" svg:x2="22.135cm" svg:y2="16.438cm" draw:start-shape="id26" draw:start-glue-point="3" svg:d="M23490 16816h-635v-378h-720" svg:viewBox="0 0 1356 379">
          <text:p/>
        </draw:connector>
        <draw:connector draw:style-name="gr11" draw:text-style-name="P1" draw:layer="layout" draw:line-skew="-1.874cm" svg:x1="27.84cm" svg:y1="17.571cm" svg:x2="22.135cm" svg:y2="16.438cm" draw:start-shape="id27" draw:start-glue-point="3" svg:d="M27840 17571h-4985v-1133h-720" svg:viewBox="0 0 5706 1134">
          <text:p/>
        </draw:connector>
        <draw:custom-shape draw:name="Rectangle 30" draw:style-name="gr33" draw:text-style-name="P4" xml:id="id8" draw:id="id8" draw:layer="layout" svg:width="4.16cm" svg:height="1.232cm" svg:x="18.26cm" svg:y="7.172cm">
          <text:p text:style-name="P3"><text:span text:style-name="T2">ZRF8C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1" draw:layer="layout" svg:x1="20.34cm" svg:y1="7.172cm" svg:x2="20.34cm" svg:y2="6.22cm" draw:start-shape="id8" draw:start-glue-point="0" draw:end-shape="id4" draw:end-glue-point="2" svg:d="M20340 7172v-952" svg:viewBox="0 0 1 953">
          <text:p/>
        </draw:connector>
        <draw:frame draw:style-name="gr2" draw:text-style-name="P2" draw:layer="layout" svg:width="7.302cm" svg:height="1.361cm" svg:x="22.537cm" svg:y="2.927cm">
          <draw:text-box>
            <text:p><text:span text:style-name="T1">DRC BASE SERVICES</text:span></text:p>
          </draw:text-box>
        </draw:frame>
        <draw:frame draw:style-name="gr2" draw:text-style-name="P2" draw:layer="layout" svg:width="7.302cm" svg:height="1.361cm" svg:x="22.537cm" svg:y="5.228cm">
          <draw:text-box>
            <text:p><text:span text:style-name="T1">DRC RFDC SUPPORT</text:span></text:p>
          </draw:text-box>
        </draw:frame>
        <draw:frame draw:style-name="gr2" draw:text-style-name="P2" draw:layer="layout" svg:width="7.302cm" svg:height="1.361cm" svg:x="22.537cm" svg:y="7.429cm">
          <draw:text-box>
            <text:p><text:span text:style-name="T1">DRC ZRF8 SUPPORT</text:span></text:p>
          </draw:text-box>
        </draw:frame>
        <draw:frame draw:style-name="gr2" draw:text-style-name="P2" draw:layer="layout" svg:width="7.302cm" svg:height="1.361cm" svg:x="18.145cm" svg:y="13.382cm">
          <draw:text-box>
            <text:p><text:span text:style-name="T1">(CODE GENERATED)</text:span></text:p>
          </draw:text-box>
        </draw:frame>
        <draw:custom-shape draw:style-name="gr34" draw:text-style-name="P10" draw:layer="layout" svg:width="1.27cm" svg:height="0.634cm" svg:x="19.415cm" svg:y="14.0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02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0T16:13:46.331000000</meta:creation-date>
    <dc:date>2023-04-20T19:09:37.030000000</dc:date>
    <meta:editing-duration>PT1H4M37S</meta:editing-duration>
    <meta:editing-cycles>7</meta:editing-cycles>
    <meta:generator>LibreOffice/7.5.0.3$Windows_X86_64 LibreOffice_project/c21113d003cd3efa8c53188764377a8272d9d6de</meta:generator>
    <meta:document-statistic meta:object-count="68"/>
  </office:meta>
</office:document-meta>
</file>